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Ubuntu Mono" svg:font-family="'Ubuntu Mono'"/>
    <style:font-face style:name="Monaco" svg:font-family="Monaco" style:font-family-generic="moder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14%" fo:text-align="start" style:justify-single-word="false" style:writing-mode="lr-tb"/>
      <style:text-properties style:font-name="Ubuntu Mono" fo:font-size="10pt"/>
    </style:style>
    <style:style style:name="P2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font-name="Arial" fo:font-size="9.89999961853027pt" fo:font-weight="bold" style:font-weight-asian="bold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font-name="Arial" fo:font-size="9.89999961853027pt" fo:font-weight="bold" officeooo:rsid="001760b4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14%" fo:text-align="start" style:justify-single-word="false" style:writing-mode="lr-tb"/>
      <style:text-properties fo:font-variant="normal" fo:text-transform="none" fo:color="#000000" style:font-name="Monaco" fo:font-size="8pt" fo:font-weight="normal" officeooo:rsid="001760b4" officeooo:paragraph-rsid="001760b4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style:contextual-spacing="false" fo:line-height="114%" fo:text-align="start" style:justify-single-word="false" style:writing-mode="lr-tb"/>
      <style:text-properties fo:font-variant="normal" fo:text-transform="none" fo:color="#000000" style:font-name="Monaco" fo:font-size="8pt" fo:font-weight="normal" officeooo:rsid="001953d6" officeooo:paragraph-rsid="001760b4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style:contextual-spacing="false" fo:line-height="114%" fo:text-align="start" style:justify-single-word="false" style:writing-mode="lr-tb"/>
      <style:text-properties fo:font-variant="normal" fo:text-transform="none" fo:color="#000000" style:font-name="Monaco" fo:font-size="8pt" fo:font-weight="normal" officeooo:rsid="001953d6" officeooo:paragraph-rsid="001953d6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style:contextual-spacing="false" fo:line-height="114%" fo:text-align="start" style:justify-single-word="false" style:writing-mode="lr-tb"/>
      <style:text-properties fo:font-variant="normal" fo:text-transform="none" fo:color="#000000" style:font-name="Monaco" fo:font-size="8pt" fo:font-weight="normal" officeooo:rsid="0019e8ef" officeooo:paragraph-rsid="0019e8ef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style:contextual-spacing="false" fo:line-height="114%" style:writing-mode="lr-tb"/>
      <style:text-properties officeooo:rsid="001760b4" officeooo:paragraph-rsid="001760b4"/>
    </style:style>
    <style:style style:name="P9" style:family="paragraph" style:parent-style-name="Text_20_body">
      <style:paragraph-properties fo:margin-top="0in" fo:margin-bottom="0in" style:contextual-spacing="false" fo:line-height="114%" fo:text-align="start" style:justify-single-word="false" fo:break-before="page" style:writing-mode="lr-tb"/>
      <style:text-properties style:font-name="Ubuntu Mono" fo:font-size="10pt" officeooo:rsid="001760b4" officeooo:paragraph-rsid="001760b4"/>
    </style:style>
    <style:style style:name="P10" style:family="paragraph" style:parent-style-name="Text_20_body">
      <style:paragraph-properties fo:margin-top="0in" fo:margin-bottom="0in" style:contextual-spacing="false" fo:line-height="114%" fo:text-align="start" style:justify-single-word="false" fo:break-before="page" style:writing-mode="lr-tb"/>
      <style:text-properties fo:font-variant="normal" fo:text-transform="none" fo:color="#000000" style:font-name="Monaco" fo:font-size="8pt" fo:font-weight="normal" officeooo:rsid="001760b4" officeooo:paragraph-rsid="001760b4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top="0in" fo:margin-bottom="0in" style:contextual-spacing="false" fo:line-height="114%" fo:text-align="start" style:justify-single-word="false" style:writing-mode="lr-tb"/>
      <style:text-properties fo:font-variant="normal" fo:text-transform="none" fo:color="#000000" style:font-name="Monaco" fo:font-size="8pt" fo:font-weight="normal" officeooo:rsid="001953d6" officeooo:paragraph-rsid="001953d6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margin-top="0in" fo:margin-bottom="0in" style:contextual-spacing="false" fo:line-height="114%" fo:text-align="start" style:justify-single-word="false" style:writing-mode="lr-tb"/>
      <style:text-properties fo:font-variant="normal" fo:text-transform="none" fo:color="#000000" style:font-name="Monaco" fo:font-size="8pt" fo:font-weight="normal" officeooo:rsid="001aa485" officeooo:paragraph-rsid="001aa485" style:font-size-asian="8pt" style:font-weight-asian="normal" style:font-size-complex="8pt" style:font-weight-complex="normal"/>
    </style:style>
    <style:style style:name="T1" style:family="text">
      <style:text-properties officeooo:rsid="001760b4"/>
    </style:style>
    <style:style style:name="T2" style:family="text">
      <style:text-properties officeooo:rsid="0019169d"/>
    </style:style>
    <style:style style:name="T3" style:family="text">
      <style:text-properties style:text-position="super 58%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Lab 1: <text:span text:style-name="T1">Hello World</text:span></text:p>
        <text:p text:style-name="P3"/>
        <text:p text:style-name="P8">This lab is a bit of an eye test. It is under '1 hello world'</text:p>
        <text:p text:style-name="P8">1. Review index.html, review of prior lab, where is everything, the structure.</text:p>
        <text:p text:style-name="P8">2. Review the view folder, as review of prior lab.</text:p>
        <text:p text:style-name="P8">(Next page)</text:p>
        <text:p text:style-name="P1"/>
        <text:p text:style-name="P9">3. Make the app/AppImpl.ts look like this, some lines are missing in the file that are here. Note that functions are grouped by classes, per html view:</text:p>
        <text:p text:style-name="P4">viewDir = 'aCDN/view/'</text:p>
        <text:p text:style-name="P4">console.log('v0.03')</text:p>
        <text:p text:style-name="P4">cloud = new CloudAPI('USE THE KEY YOU HAVE FROM PRIMUSAPI')</text:p>
        <text:p text:style-name="P4"/>
        <text:p text:style-name="P4">var but1 = document.getElementById('flotBut')</text:p>
        <text:p text:style-name="P4">but1.addEventListener('click', show )</text:p>
        <text:p text:style-name="P4"/>
        <text:p text:style-name="P4">function show():void {</text:p>
        <text:p text:style-name="P4"><text:s text:c="4"/>console.log('load d3')</text:p>
        <text:p text:style-name="P4"><text:s text:c="4"/>forward('flot', 'flot')</text:p>
        <text:p text:style-name="P4">};</text:p>
        <text:p text:style-name="P4"/>
        <text:p text:style-name="P4">class NameForm implements IPresenter {</text:p>
        <text:p text:style-name="P4"><text:s text:c="4"/>constructor() {// when created via new</text:p>
        <text:p text:style-name="P4"><text:s text:c="8"/>var but1 = document.getElementById('formId')</text:p>
        <text:p text:style-name="P4"><text:s text:c="8"/>but1.addEventListener('click', this._transition.bind(this) )</text:p>
        <text:p text:style-name="P4"><text:s text:c="4"/>}</text:p>
        <text:p text:style-name="P4"><text:s text:c="4"/>_transition(transEnum:number, ctx:any):void {</text:p>
        <text:p text:style-name="P4"><text:s text:c="8"/>forward('nameForm', 'form', this.onFormLoaded.bind(this) )</text:p>
        <text:p text:style-name="P4"><text:s text:c="8"/>// is DOM loaded here??</text:p>
        <text:p text:style-name="P4"><text:s text:c="4"/>}</text:p>
        <text:p text:style-name="P4"><text:s text:c="4"/>onFormLoaded(new_id){</text:p>
        <text:p text:style-name="P4"><text:s text:c="8"/>console.log(new_id)</text:p>
        <text:p text:style-name="P4"><text:s text:c="8"/>cleanUpViews(1)// remove other views in kontainer</text:p>
        <text:p text:style-name="P4"><text:s text:c="8"/>var but1 = document.getElementById('create')</text:p>
        <text:p text:style-name="P4"><text:s text:c="8"/>but1.addEventListener('click', this.doInsert.bind(this) )</text:p>
        <text:p text:style-name="P4"><text:s text:c="4"/>}</text:p>
        <text:p text:style-name="P4"><text:s text:c="4"/>doInsert() {</text:p>
        <text:p text:style-name="P4"><text:s text:c="8"/>console.log('ins')</text:p>
        <text:p text:style-name="P4"><text:s text:c="8"/>var firstname = $('#firstname').val()</text:p>
        <text:p text:style-name="P4"><text:s text:c="8"/>var lastname = $('#lastname').val()</text:p>
        <text:p text:style-name="P4"><text:s text:c="8"/>console.log('clicked ' + firstname +', ' + lastname)</text:p>
        <text:p text:style-name="P4"><text:s text:c="8"/>var ename = new Object()</text:p>
        <text:p text:style-name="P4"><text:s text:c="8"/>ename.first_name=firstname</text:p>
        <text:p text:style-name="P4"><text:s text:c="8"/>ename.last_name=lastname</text:p>
        <text:p text:style-name="P4"><text:s text:c="8"/>cloud.insert('my_table',ename, this.onPK.bind(this) )</text:p>
        <text:p text:style-name="P4"><text:s text:c="4"/>}</text:p>
        <text:p text:style-name="P4"><text:s text:c="4"/>onPK(data, er){</text:p>
        <text:p text:style-name="P4"><text:s text:c="8"/>console.log('back ' + JSON.stringify(data) + er)</text:p>
        <text:p text:style-name="P4"><text:s text:c="4"/>}</text:p>
        <text:p text:style-name="P4">}//class<text:line-break/></text:p>
        <text:p text:style-name="P4">// <text:span text:style-name="T2">next page</text:span></text:p>
        <text:p text:style-name="P4"><text:line-break/></text:p>
        <text:p text:style-name="P10"/>
        <text:p text:style-name="P4">class Templ implements IPresenter {</text:p>
        <text:p text:style-name="P4"><text:s text:c="4"/>constructor() {</text:p>
        <text:p text:style-name="P4"><text:s text:c="8"/>var but1 = document.getElementById('transparencyBut')</text:p>
        <text:p text:style-name="P4"><text:s text:c="8"/>but1.addEventListener('click', this._transition.bind(this) )</text:p>
        <text:p text:style-name="P4"><text:s text:c="4"/>}</text:p>
        <text:p text:style-name="P4"><text:s text:c="4"/>_transition(transEnum:number, ctx:any):void {</text:p>
        <text:p text:style-name="P4"><text:s text:c="8"/>forward('trans2', 'transId', this.onLoaded.bind(this))</text:p>
        <text:p text:style-name="P4"><text:s text:c="4"/>}</text:p>
        <text:p text:style-name="P4"><text:s text:c="4"/>onLoaded(nid) {</text:p>
        <text:p text:style-name="P4"><text:s text:c="8"/>cleanUpViews(1)</text:p>
        <text:p text:style-name="P4"><text:s text:c="8"/>cloud.select('my_table', null, this.onSelectRet.bind(this))</text:p>
        <text:p text:style-name="P4"><text:s text:c="4"/>}</text:p>
        <text:p text:style-name="P4"><text:s text:c="4"/>onSelectRet(data, er) {</text:p>
        <text:p text:style-name="P4"><text:s text:c="8"/>console.log('back2 ' + JSON.stringify(data) + er)</text:p>
        <text:p text:style-name="P4"><text:s text:c="8"/>$('#template').render(data.array_);</text:p>
        <text:p text:style-name="P4"><text:s text:c="4"/>}</text:p>
        <text:p text:style-name="P4">}</text:p>
        <text:p text:style-name="P4"/>
        <text:p text:style-name="P4">class App {</text:p>
        <text:p text:style-name="P4"/>
        <text:p text:style-name="P4"><text:s text:c="4"/>constructor() {</text:p>
        <text:p text:style-name="P4"><text:s text:c="8"/>var templ = new Templ()</text:p>
        <text:p text:style-name="P4"><text:s text:c="8"/>var frm <text:s/>= new NameForm()</text:p>
        <text:p text:style-name="P4"><text:s text:c="4"/>}</text:p>
        <text:p text:style-name="P4">}</text:p>
        <text:p text:style-name="P4">new App();</text:p>
        <text:p text:style-name="P5"/>
        <text:p text:style-name="P5">//eof.</text:p>
        <text:p text:style-name="P5"/>
        <text:p text:style-name="P6">Once the forms work, go to PrimusAPI.com account page, click DataViewer button so you can see the data inserted.</text:p>
        <text:p text:style-name="P6"/>
        <text:p text:style-name="P7">Check out 3<text:span text:style-name="T3">rd</text:span> party libs in 'latest' folder. Check out the 'home' pages for each.</text:p>
        <text:p text:style-name="P6"/>
        <text:p text:style-name="P12">Study Greensock .js tutorial – you'll need to know it for the last lab. Also there is a link w/ all possible CSS animations.</text:p>
        <text:p text:style-name="P6"/>
        <text:p text:style-name="P6">Also, if you have extra time, using a file explorer, check out 'bookM' files in folders, there may be fun links ther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Ubuntu Mono" svg:font-family="'Ubuntu Mono'"/>
    <style:font-face style:name="Monaco" svg:font-family="Monaco" style:font-family-generic="moder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no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no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Normal" style:family="paragraph">
      <style:paragraph-properties style:writing-mode="lr-tb"/>
      <style:text-properties style:font-name="Times New Roman" fo:font-size="12pt" fo:language="en" fo:country="US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size="18pt" fo:font-weight="bold"/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MacOSX_x86 LibreOffice_project/7e4286b58adc75a14f6d83f53a03b6c11fa2903</meta:generator>
    <meta:creation-date>2013-07-24T15:40:56.21</meta:creation-date>
    <dc:date>2013-09-09T16:14:11.370441000</dc:date>
    <meta:editing-duration>PT1M35S</meta:editing-duration>
    <meta:editing-cycles>6</meta:editing-cycles>
    <meta:document-statistic meta:table-count="0" meta:image-count="0" meta:object-count="0" meta:page-count="3" meta:paragraph-count="75" meta:word-count="330" meta:character-count="2774" meta:non-whitespace-character-count="2218"/>
  </office:meta>
</office:document-meta>
</file>